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638de" officeooo:paragraph-rsid="001638de"/>
    </style:style>
    <style:style style:name="P2" style:family="paragraph" style:parent-style-name="Standard">
      <style:text-properties fo:font-weight="bold" officeooo:rsid="001638de" officeooo:paragraph-rsid="001638de" style:font-weight-asian="bold" style:font-weight-complex="bold"/>
    </style:style>
    <style:style style:name="P3" style:family="paragraph" style:parent-style-name="Standard">
      <style:text-properties fo:font-weight="bold" officeooo:rsid="0016ab03" officeooo:paragraph-rsid="0016ab03" style:font-weight-asian="bold" style:font-weight-complex="bold"/>
    </style:style>
    <style:style style:name="P4" style:family="paragraph" style:parent-style-name="Standard">
      <style:text-properties fo:font-weight="bold" officeooo:rsid="00189708" officeooo:paragraph-rsid="00189708" style:font-weight-asian="bold" style:font-weight-complex="bold"/>
    </style:style>
    <style:style style:name="P5" style:family="paragraph" style:parent-style-name="Standard">
      <style:text-properties officeooo:rsid="0016ab03" officeooo:paragraph-rsid="0016ab03"/>
    </style:style>
    <style:style style:name="P6" style:family="paragraph" style:parent-style-name="Standard">
      <style:text-properties fo:font-style="italic" fo:font-weight="normal" officeooo:rsid="00189708" officeooo:paragraph-rsid="00189708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officeooo:rsid="00189708" officeooo:paragraph-rsid="00189708"/>
    </style:style>
    <style:style style:name="P8" style:family="paragraph" style:parent-style-name="Standard">
      <style:text-properties fo:color="#c9211e" loext:opacity="100%" officeooo:rsid="00189708" officeooo:paragraph-rsid="00189708"/>
    </style:style>
    <style:style style:name="P9" style:family="paragraph" style:parent-style-name="Standard">
      <style:text-properties fo:color="#000000" loext:opacity="100%" officeooo:rsid="00189708" officeooo:paragraph-rsid="00189708"/>
    </style:style>
    <style:style style:name="P10" style:family="paragraph" style:parent-style-name="Standard">
      <style:paragraph-properties fo:break-before="page"/>
      <style:text-properties fo:font-weight="bold" officeooo:rsid="0016ab03" officeooo:paragraph-rsid="0016ab03" style:font-weight-asian="bold" style:font-weight-complex="bold"/>
    </style:style>
    <style:style style:name="T1" style:family="text">
      <style:text-properties officeooo:rsid="0018970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9/09/2020</text:p>
      <text:p text:style-name="P1">Faltantes</text:p>
      <text:p text:style-name="P1">Señalética de botiquin</text:p>
      <text:p text:style-name="P1">Infraestructura para bidón de agua y desagüe</text:p>
      <text:p text:style-name="P1">Soportes para tapers (que soporten el pan)</text:p>
      <text:p text:style-name="P1">Caja para servilletas</text:p>
      <text:p text:style-name="P2">Bolsas para embolsar pan – <text:span text:style-name="T1">URGENTE</text:span></text:p>
      <text:p text:style-name="P2">Conseguir un motizado por Umacollo</text:p>
      <text:p text:style-name="P1">Soporte para el extintor</text:p>
      <text:p text:style-name="P1">Papel toalla</text:p>
      <text:p text:style-name="P1">Tacho de basura con tapa y que se habra con el pie</text:p>
      <text:p text:style-name="P1"/>
      <text:p text:style-name="P1"/>
      <text:p text:style-name="P2">Letreros – <text:span text:style-name="T1">URGENTE</text:span></text:p>
      <text:p text:style-name="P6">debe hacerse el 30/09/2020</text:p>
      <text:p text:style-name="P2">Letrero para yape al estilo chiki &amp; alex</text:p>
      <text:p text:style-name="P2">Carta en Internet. Que contenga los tres grupos (sándwiches, salchipapas y parrillas<text:span text:style-name="T1">)</text:span>.</text:p>
      <text:p text:style-name="P4">– <text:span text:style-name="T3">Serviría enviar un pequeño boceto para acelerar el procesos?</text:span></text:p>
      <text:p text:style-name="P1"/>
      <text:p text:style-name="P1"/>
      <text:p text:style-name="P1">Mandar a hacer</text:p>
      <text:p text:style-name="P1">Llamar a refrimax para solicitar cotización sobre un utencilo que corte el medio chorizo en pedazos pequeños</text:p>
      <text:p text:style-name="P1">Mueble (Cajonera) para guardar productos de limpiza y otras cosas. Puede ir encima de la refrigeradora.</text:p>
      <text:p text:style-name="P1"/>
      <text:p text:style-name="P1"/>
      <text:p text:style-name="P1">Para Limpieza</text:p>
      <text:p text:style-name="P1">Espátula de carpinteria para raspar y luego limpiar</text:p>
      <text:p text:style-name="P5">Llevar escoba de mano para limpieza</text:p>
      <text:p text:style-name="P1"/>
      <text:p text:style-name="P1">Comprar</text:p>
      <text:p text:style-name="P1">Caja de herramientas u otra solución que pueda contener los tornillos, cutters y desarmadores que están por ahí</text:p>
      <text:p text:style-name="P5">Lijar gruega o la más áspera para madera</text:p>
      <text:p text:style-name="P5"/>
      <text:p text:style-name="P5">Por hacer</text:p>
      <text:p text:style-name="P5">Limpieza con escoba de mano (sobre todo en la plancha) antes del 2 de octubre</text:p>
      <text:p text:style-name="P5"/>
      <text:p text:style-name="P3">Requerimiento para el 30/09/2020</text:p>
      <text:p text:style-name="P3">Bandeja para dinero</text:p>
      <text:p text:style-name="P3">Todas las Bolsas (10*15 desglosables y chismosas 12*16)</text:p>
      <text:p text:style-name="P3">Guantes, URGENTE</text:p>
      <text:p text:style-name="P3">Bolsas para salsas</text:p>
      <text:p text:style-name="P3">Tomate</text:p>
      <text:p text:style-name="P10">Qué se necesita para hacer delivery en función de una campaña de publicidad en facebook?</text:p>
      <text:p text:style-name="P3"/>
      <text:p text:style-name="P7">La primera parte podría hacerse el jueves 01 y viernes 02 de octubre. </text:p>
      <text:p text:style-name="P8">Un amenaza podría ser que si lanzamos la campañana recién el jueves, puede que surte efecto el viernes y podríamos terminar enviando panes guardados.</text:p>
      <text:p text:style-name="P8"/>
      <text:p text:style-name="P9">El domingo podría ser otro día para empezar la campaña para la semana que empieza el 05 de octubre.</text:p>
      <text:p text:style-name="P9">El objetivo de empezar el domingo sería crear expectativa para el lunes.</text:p>
      <text:p text:style-name="P9">Se pagaría para tener poblicidad toda la semana.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9T21:30:55.948781338</meta:creation-date>
    <dc:date>2020-09-29T21:56:39.977033781</dc:date>
    <meta:editing-duration>PT13M53S</meta:editing-duration>
    <meta:editing-cycles>2</meta:editing-cycles>
    <meta:generator>LibreOffice/7.0.1.2$Linux_X86_64 LibreOffice_project/00$Build-2</meta:generator>
    <meta:document-statistic meta:table-count="0" meta:image-count="0" meta:object-count="0" meta:page-count="2" meta:paragraph-count="39" meta:word-count="293" meta:character-count="1774" meta:non-whitespace-character-count="1516"/>
  </office:meta>
</office:document-meta>
</file>